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3.907cm" fo:min-width="8.48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7.08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2cm" fo:min-width="1.2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1.11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0.863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1.62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0.9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1.498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3.78cm" fo:min-width="8.483cm" fo:padding-top="0.142cm" fo:padding-bottom="0.142cm" fo:padding-left="0.267cm" fo:padding-right="0.26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8.64cm" fo:min-width="8.3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mr10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  <style:paragraph-properties fo:text-align="center"/>
      <style:text-properties style:font-name="cmr10"/>
    </style:style>
    <style:style style:name="P5" style:family="paragraph">
      <loext:graphic-properties draw:fill-color="#ffffff"/>
      <style:paragraph-properties fo:text-align="center"/>
      <style:text-properties style:font-name="cmr10" fo:font-size="12pt" style:font-size-asian="12pt" style:font-size-complex="12pt"/>
    </style:style>
    <style:style style:name="T1" style:family="text">
      <style:text-properties style:font-name="cmr10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cmr10" fo:font-weight="bold" style:font-weight-asian="bold" style:font-weight-complex="bold"/>
    </style:style>
    <style:style style:name="T3" style:family="text">
      <style:text-properties style:font-name="cmr10"/>
    </style:style>
    <style:style style:name="T4" style:family="text">
      <style:text-properties style:font-name="cmr10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mr1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4.191cm" svg:x="7.223cm" svg:y="13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017cm" svg:height="4.191cm" svg:x="7.223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1.016cm" svg:x="8.493cm" svg:y="9.382cm">
          <text:p text:style-name="P2"><text:span text:style-name="T1"><text:s text:c="5"/></text:span><text:span text:style-name="T1">Com</text:span><text:span text:style-name="T1">pone</text:span><text:span text:style-name="T1">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2.54cm" svg:x="7.35cm" svg:y="8.62cm">
          <text:p text:style-name="P2"><text:span text:style-name="T2">Entity</text:span><text:span text:style-name="T3"><text:line-break/></text:span><text:span text:style-name="T4">-player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51cm" svg:height="0.889cm" draw:transform="rotate (1.5707963267949) translate (9.89cm 12.049cm)">
          <text:p text:style-name="P2"><text:span text:style-name="T5">Phy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889cm" draw:transform="rotate (1.5707963267949) translate (10.906cm 11.795cm)">
          <text:p text:style-name="P2"><text:span text:style-name="T5">Sp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159cm" svg:height="0.889cm" draw:transform="rotate (1.5707963267949) translate (11.922cm 12.557cm)">
          <text:p text:style-name="P2"><text:span text:style-name="T5">UserInpu</text:span><text:span text:style-name="T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524cm" svg:height="0.889cm" draw:transform="rotate (1.5707963267949) translate (12.938cm 11.922cm)">
          <text:p text:style-name="P2"><text:span text:style-name="T5">Heal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032cm" svg:height="0.889cm" draw:transform="rotate (1.5707963267949) translate (13.954cm 12.43cm)">
          <text:p text:style-name="P2"><text:span text:style-name="T5">Invent</text:span><text:span text:style-name="T5">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2cm" svg:height="1.016cm" svg:x="8.493cm" svg:y="14.462cm">
          <text:p text:style-name="P2"><text:span text:style-name="T1"><text:s text:c="5"/></text:span><text:span text:style-name="T1">Co</text:span><text:span text:style-name="T1">mp</text:span><text:span text:style-name="T1">one</text:span><text:span text:style-name="T1">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2.54cm" svg:x="7.35cm" svg:y="13.7cm">
          <text:p text:style-name="P2"><text:span text:style-name="T2">Enti</text:span><text:span text:style-name="T2">ty</text:span><text:span text:style-name="T3"><text:line-break/></text:span><text:span text:style-name="T4">-</text:span><text:span text:style-name="T4">agents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51cm" svg:height="0.889cm" draw:transform="rotate (1.5707963267949) translate (9.89cm 17.129cm)">
          <text:p text:style-name="P2"><text:span text:style-name="T5">Phy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889cm" draw:transform="rotate (1.5707963267949) translate (10.906cm 16.875cm)">
          <text:p text:style-name="P2"><text:span text:style-name="T5">Sp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032cm" svg:height="0.889cm" draw:transform="rotate (1.5707963267949) translate (11.922cm 17.51cm)">
          <text:p text:style-name="P2"><text:span text:style-name="T5">Bot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524cm" svg:height="0.889cm" draw:transform="rotate (1.5707963267949) translate (12.938cm 17.002cm)">
          <text:p text:style-name="P2"><text:span text:style-name="T5">Heal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032cm" svg:height="0.889cm" draw:transform="rotate (1.5707963267949) translate (13.954cm 17.51cm)">
          <text:p text:style-name="P2"><text:span text:style-name="T5">Inventor</text:span><text:span text:style-name="T5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778cm" svg:height="0.889cm" draw:transform="rotate (1.5707963267949) translate (14.97cm 17.256cm)">
          <text:p text:style-name="P2"><text:span text:style-name="T5">Weap</text:span><text:span text:style-name="T5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778cm" svg:height="0.889cm" draw:transform="rotate (1.5707963267949) translate (14.97cm 12.176cm)">
          <text:p text:style-name="P2"><text:span text:style-name="T5">Weapo</text:span><text:span text:style-name="T5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017cm" svg:height="4.064cm" svg:x="17.383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1.016cm" svg:x="18.653cm" svg:y="12.811cm">
          <text:p text:style-name="P2"><text:span text:style-name="T1"><text:s text:c="5"/></text:span><text:span text:style-name="T1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2.54cm" svg:x="17.51cm" svg:y="12.049cm">
          <text:p text:style-name="P2"><text:span text:style-name="T2">Entity</text:span><text:span text:style-name="T3"><text:line-break/></text:span><text:span text:style-name="T4">-pickup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51cm" svg:height="0.889cm" draw:transform="rotate (1.5707963267949) translate (21.066cm 15.478cm)">
          <text:p text:style-name="P2"><text:span text:style-name="T5">Phy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889cm" draw:transform="rotate (1.5707963267949) translate (22.082cm 15.224cm)">
          <text:p text:style-name="P2"><text:span text:style-name="T5">Sp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524cm" svg:height="0.889cm" draw:transform="rotate (1.5707963267949) translate (23.098cm 15.351cm)">
          <text:p text:style-name="P2"><text:span text:style-name="T5">Heal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032cm" svg:height="0.889cm" draw:transform="rotate (1.5707963267949) translate (24.114cm 15.859cm)">
          <text:p text:style-name="P2"><text:span text:style-name="T5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8.89cm" svg:height="8.89cm" svg:x="17.002cm" svg:y="1.7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20:23:27.820315317</meta:creation-date>
    <dc:date>2017-11-11T02:24:35.429265935</dc:date>
    <meta:editing-duration>PT20M25S</meta:editing-duration>
    <meta:editing-cycles>13</meta:editing-cycles>
    <meta:generator>LibreOffice/5.4.2.2.0$Linux_X86_64 LibreOffice_project/40m0$Build-2</meta:generator>
    <meta:document-statistic meta:object-count="26"/>
  </office:meta>
</office:document-meta>
</file>